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mixtures</text:p>
          </table:table-cell>
          <table:table-cell office:value-type="string">
            <text:p>loglike.training</text:p>
          </table:table-cell>
          <table:table-cell office:value-type="string">
            <text:p>loglike.c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0906.3751142467">
            <text:p>-20906.3751142467</text:p>
          </table:table-cell>
          <table:table-cell office:value-type="float" office:value="-6657.76123024461">
            <text:p>-6657.7612302446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81.4402394022551">
            <text:p>81.4402394023</text:p>
          </table:table-cell>
          <table:table-cell table:style-name="ce1" office:value-type="float" office:value="2056.7906405688">
            <text:p>2056.7906405688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5927.06518920986">
            <text:p>5927.0651892099</text:p>
          </table:table-cell>
          <table:table-cell office:value-type="float" office:value="4238.17006447782">
            <text:p>4238.1700644778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6288.71964538269">
            <text:p>6288.7196453827</text:p>
          </table:table-cell>
          <table:table-cell office:value-type="float" office:value="4216.61908904023">
            <text:p>4216.6190890402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7355.91473973261">
            <text:p>7355.9147397326</text:p>
          </table:table-cell>
          <table:table-cell office:value-type="float" office:value="4491.04314584282">
            <text:p>4491.0431458428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8424.3116048353">
            <text:p>8424.3116048353</text:p>
          </table:table-cell>
          <table:table-cell office:value-type="float" office:value="4775.94721999522">
            <text:p>4775.9472199952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8528.33844760711">
            <text:p>8528.3384476071</text:p>
          </table:table-cell>
          <table:table-cell office:value-type="float" office:value="4793.21791252255">
            <text:p>4793.2179125226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8811.09111477956">
            <text:p>8811.0911147796</text:p>
          </table:table-cell>
          <table:table-cell office:value-type="float" office:value="4527.26800352944">
            <text:p>4527.2680035294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8661.15668763686">
            <text:p>8661.1566876369</text:p>
          </table:table-cell>
          <table:table-cell office:value-type="float" office:value="4723.65018264341">
            <text:p>4723.65018264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37.84953528059">
            <text:p>8737.8495352806</text:p>
          </table:table-cell>
          <table:table-cell office:value-type="float" office:value="4806.9347052665">
            <text:p>4806.93470526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807.65868172577">
            <text:p>8807.6586817258</text:p>
          </table:table-cell>
          <table:table-cell office:value-type="float" office:value="4666.35053137835">
            <text:p>4666.350531378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388.81677111572">
            <text:p>9388.8167711157</text:p>
          </table:table-cell>
          <table:table-cell table:style-name="ce2" office:value-type="float" office:value="4438.52450204196">
            <text:p>4438.5245020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470.20261129292">
            <text:p>9470.2026112929</text:p>
          </table:table-cell>
          <table:table-cell office:value-type="float" office:value="4474.48476958992">
            <text:p>4474.48476958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297.15432954896">
            <text:p>9297.154329549</text:p>
          </table:table-cell>
          <table:table-cell office:value-type="float" office:value="4568.76692323945">
            <text:p>4568.76692323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881.08200271653">
            <text:p>9881.0820027165</text:p>
          </table:table-cell>
          <table:table-cell office:value-type="float" office:value="3949.70498740539">
            <text:p>3949.7049874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0000-00-00T19:49:51.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0:20:14.584320707</meta:creation-date>
    <dc:date>2014-12-22T19:50:52.27</dc:date>
    <meta:editing-duration>PT7H2M46S</meta:editing-duration>
    <meta:editing-cycles>9</meta:editing-cycles>
    <meta:generator>LibreOffice/4.0.3.3$Windows_x86 LibreOffice_project/0eaa50a932c8f2199a615e1eb30f7ac74279539</meta:generator>
    <meta:document-statistic meta:table-count="1" meta:cell-count="48" meta:object-count="0"/>
  </office:meta>
</office:document-meta>
</file>